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4pt"/>
    </style:style>
    <style:style style:name="co2" style:family="table-column">
      <style:table-column-properties fo:break-before="auto" style:column-width="94.39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92.1pt"/>
    </style:style>
    <style:style style:name="co5" style:family="table-column">
      <style:table-column-properties fo:break-before="auto" style:column-width="115.26pt"/>
    </style:style>
    <style:style style:name="co6" style:family="table-column">
      <style:table-column-properties fo:break-before="auto" style:column-width="237.2pt"/>
    </style:style>
    <style:style style:name="co7" style:family="table-column">
      <style:table-column-properties fo:break-before="auto" style:column-width="206.3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valuation_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lanner</text:p>
          </table:table-cell>
          <table:table-cell office:value-type="string" calcext:value-type="string">
            <text:p>Mean success rate</text:p>
          </table:table-cell>
          <table:table-cell office:value-type="string" calcext:value-type="string">
            <text:p>Mean collisions</text:p>
          </table:table-cell>
          <table:table-cell office:value-type="string" calcext:value-type="string">
            <text:p>Mean time outs</text:p>
          </table:table-cell>
          <table:table-cell office:value-type="string" calcext:value-type="string">
            <text:p>Mean time</text:p>
          </table:table-cell>
          <table:table-cell office:value-type="string" calcext:value-type="string">
            <text:p>Mean distance travelled</text:p>
          </table:table-cell>
          <table:table-cell office:value-type="string" calcext:value-type="string">
            <text:p>Mean reward</text:p>
          </table:table-cell>
          <table:table-cell office:value-type="string" calcext:value-type="string">
            <text:p>Mean computation time per second simulation time</text:p>
          </table:table-cell>
          <table:table-cell office:value-type="string" calcext:value-type="string">
            <text:p>Mean computation per local planner iteration</text:p>
          </table:table-cell>
          <table:table-cell office:value-type="string" calcext:value-type="string">
            <text:p>Mean model distribution</text:p>
          </table:table-cell>
        </table:table-row>
        <table:table-row table:style-name="ro1">
          <table:table-cell office:value-type="string" calcext:value-type="string">
            <text:p>rlca_only</text:p>
          </table:table-cell>
          <table:table-cell office:value-type="float" office:value="0.446666666666667" calcext:value-type="float">
            <text:p>0.446666666666667</text:p>
          </table:table-cell>
          <table:table-cell office:value-type="float" office:value="0.403333333333333" calcext:value-type="float">
            <text:p>0.403333333333333</text:p>
          </table:table-cell>
          <table:table-cell table:formula="of:=1-[.B2]-[.C2]" office:value-type="float" office:value="0.15" calcext:value-type="float">
            <text:p>0.15</text:p>
          </table:table-cell>
          <table:table-cell office:value-type="float" office:value="46.7276119402985" calcext:value-type="float">
            <text:p>46.7276119402985</text:p>
          </table:table-cell>
          <table:table-cell office:value-type="float" office:value="11.2738059701493" calcext:value-type="float">
            <text:p>11.2738059701493</text:p>
          </table:table-cell>
          <table:table-cell office:value-type="float" office:value="0.428092316632533" calcext:value-type="float">
            <text:p>0.428092316632533</text:p>
          </table:table-cell>
          <table:table-cell office:value-type="float" office:value="260.006634258836" calcext:value-type="float">
            <text:p>260.006634258836</text:p>
          </table:table-cell>
          <table:table-cell office:value-type="float" office:value="2.98666208627434" calcext:value-type="float">
            <text:p>2.98666208627434</text:p>
          </table:table-cell>
          <table:table-cell office:value-type="string" calcext:value-type="string">
            <text:p>[1.]</text:p>
          </table:table-cell>
        </table:table-row>
        <table:table-row table:style-name="ro1">
          <table:table-cell office:value-type="string" calcext:value-type="string">
            <text:p>mpc_only</text:p>
          </table:table-cell>
          <table:table-cell office:value-type="float" office:value="0.493333333333333" calcext:value-type="float">
            <text:p>0.493333333333333</text:p>
          </table:table-cell>
          <table:table-cell office:value-type="float" office:value="0.476666666666667" calcext:value-type="float">
            <text:p>0.476666666666667</text:p>
          </table:table-cell>
          <table:table-cell table:formula="of:=1-[.B3]-[.C3]" office:value-type="float" office:value="0.03" calcext:value-type="float">
            <text:p>0.03</text:p>
          </table:table-cell>
          <table:table-cell office:value-type="float" office:value="45.4864864864865" calcext:value-type="float">
            <text:p>45.4864864864865</text:p>
          </table:table-cell>
          <table:table-cell office:value-type="float" office:value="10.1844594594595" calcext:value-type="float">
            <text:p>10.1844594594595</text:p>
          </table:table-cell>
          <table:table-cell office:value-type="float" office:value="0.413014088472869" calcext:value-type="float">
            <text:p>0.413014088472869</text:p>
          </table:table-cell>
          <table:table-cell office:value-type="float" office:value="969.099748455583" calcext:value-type="float">
            <text:p>969.099748455583</text:p>
          </table:table-cell>
          <table:table-cell office:value-type="float" office:value="70.9500572288207" calcext:value-type="float">
            <text:p>70.9500572288207</text:p>
          </table:table-cell>
          <table:table-cell office:value-type="string" calcext:value-type="string">
            <text:p>[1.]</text:p>
          </table:table-cell>
        </table:table-row>
        <table:table-row table:style-name="ro1">
          <table:table-cell office:value-type="string" calcext:value-type="string">
            <text:p>teb_only</text:p>
          </table:table-cell>
          <table:table-cell office:value-type="float" office:value="0.723333333333333" calcext:value-type="float">
            <text:p>0.723333333333333</text:p>
          </table:table-cell>
          <table:table-cell office:value-type="float" office:value="0.266666666666667" calcext:value-type="float">
            <text:p>0.266666666666667</text:p>
          </table:table-cell>
          <table:table-cell table:formula="of:=1-[.B4]-[.C4]" office:value-type="float" office:value="0.00999999999999995" calcext:value-type="float">
            <text:p>0.01</text:p>
          </table:table-cell>
          <table:table-cell office:value-type="float" office:value="36.2258064516129" calcext:value-type="float">
            <text:p>36.2258064516129</text:p>
          </table:table-cell>
          <table:table-cell office:value-type="float" office:value="11.1170506912442" calcext:value-type="float">
            <text:p>11.1170506912442</text:p>
          </table:table-cell>
          <table:table-cell office:value-type="float" office:value="1.02723995919497" calcext:value-type="float">
            <text:p>1.02723995919497</text:p>
          </table:table-cell>
          <table:table-cell office:value-type="float" office:value="339.820816122952" calcext:value-type="float">
            <text:p>339.820816122952</text:p>
          </table:table-cell>
          <table:table-cell office:value-type="float" office:value="7.02493206300721" calcext:value-type="float">
            <text:p>7.02493206300721</text:p>
          </table:table-cell>
          <table:table-cell office:value-type="string" calcext:value-type="string">
            <text:p>[1.]</text:p>
          </table:table-cell>
        </table:table-row>
        <table:table-row table:style-name="ro1">
          <table:table-cell office:value-type="string" calcext:value-type="string">
            <text:p>teb_dyn_obst_only</text:p>
          </table:table-cell>
          <table:table-cell office:value-type="float" office:value="0.716666666666667" calcext:value-type="float">
            <text:p>0.716666666666667</text:p>
          </table:table-cell>
          <table:table-cell office:value-type="float" office:value="0.263333333333333" calcext:value-type="float">
            <text:p>0.263333333333333</text:p>
          </table:table-cell>
          <table:table-cell table:formula="of:=1-[.B5]-[.C5]" office:value-type="float" office:value="0.02" calcext:value-type="float">
            <text:p>0.02</text:p>
          </table:table-cell>
          <table:table-cell office:value-type="float" office:value="35.946511627907" calcext:value-type="float">
            <text:p>35.946511627907</text:p>
          </table:table-cell>
          <table:table-cell office:value-type="float" office:value="10.763488372093" calcext:value-type="float">
            <text:p>10.763488372093</text:p>
          </table:table-cell>
          <table:table-cell office:value-type="float" office:value="1.01134724838462" calcext:value-type="float">
            <text:p>1.01134724838462</text:p>
          </table:table-cell>
          <table:table-cell office:value-type="float" office:value="380.287306737071" calcext:value-type="float">
            <text:p>380.287306737071</text:p>
          </table:table-cell>
          <table:table-cell office:value-type="float" office:value="10.8545279779207" calcext:value-type="float">
            <text:p>10.8545279779207</text:p>
          </table:table-cell>
          <table:table-cell office:value-type="string" calcext:value-type="string">
            <text:p>[1.]</text:p>
          </table:table-cell>
        </table:table-row>
        <table:table-row table:style-name="ro1">
          <table:table-cell office:value-type="string" calcext:value-type="string">
            <text:p>dwa_only</text:p>
          </table:table-cell>
          <table:table-cell office:value-type="float" office:value="0.313333333333333" calcext:value-type="float">
            <text:p>0.313333333333333</text:p>
          </table:table-cell>
          <table:table-cell office:value-type="float" office:value="0.653333333333333" calcext:value-type="float">
            <text:p>0.653333333333333</text:p>
          </table:table-cell>
          <table:table-cell table:formula="of:=1-[.B6]-[.C6]" office:value-type="float" office:value="0.0333333333333339" calcext:value-type="float">
            <text:p>0.033333333333334</text:p>
          </table:table-cell>
          <table:table-cell office:value-type="float" office:value="32.5744680851064" calcext:value-type="float">
            <text:p>32.5744680851064</text:p>
          </table:table-cell>
          <table:table-cell office:value-type="float" office:value="9.47978723404255" calcext:value-type="float">
            <text:p>9.47978723404255</text:p>
          </table:table-cell>
          <table:table-cell office:value-type="float" office:value="0.0779242059975236" calcext:value-type="float">
            <text:p>0.077924205997524</text:p>
          </table:table-cell>
          <table:table-cell office:value-type="float" office:value="397.075119095453" calcext:value-type="float">
            <text:p>397.075119095453</text:p>
          </table:table-cell>
          <table:table-cell office:value-type="float" office:value="12.7364137792638" calcext:value-type="float">
            <text:p>12.7364137792638</text:p>
          </table:table-cell>
          <table:table-cell office:value-type="string" calcext:value-type="string">
            <text:p>[1.]</text:p>
          </table:table-cell>
        </table:table-row>
        <table:table-row table:style-name="ro1">
          <table:table-cell office:value-type="string" calcext:value-type="string">
            <text:p>arena_ros_only</text:p>
          </table:table-cell>
          <table:table-cell office:value-type="float" office:value="0.466666666666667" calcext:value-type="float">
            <text:p>0.466666666666667</text:p>
          </table:table-cell>
          <table:table-cell office:value-type="float" office:value="0.5" calcext:value-type="float">
            <text:p>0.5</text:p>
          </table:table-cell>
          <table:table-cell table:formula="of:=1-[.B7]-[.C7]" office:value-type="float" office:value="0.033333333333333" calcext:value-type="float">
            <text:p>0.033333333333333</text:p>
          </table:table-cell>
          <table:table-cell office:value-type="float" office:value="58.4" calcext:value-type="float">
            <text:p>58.4</text:p>
          </table:table-cell>
          <table:table-cell office:value-type="float" office:value="17.0856428571429" calcext:value-type="float">
            <text:p>17.0856428571429</text:p>
          </table:table-cell>
          <table:table-cell office:value-type="float" office:value="-0.000859353649751965" calcext:value-type="float">
            <text:p>-0.000859353649752</text:p>
          </table:table-cell>
          <table:table-cell office:value-type="float" office:value="131.849137941501" calcext:value-type="float">
            <text:p>131.849137941501</text:p>
          </table:table-cell>
          <table:table-cell office:value-type="float" office:value="0.543340189832062" calcext:value-type="float">
            <text:p>0.543340189832062</text:p>
          </table:table-cell>
          <table:table-cell office:value-type="string" calcext:value-type="string">
            <text:p>[1.]</text:p>
          </table:table-cell>
        </table:table-row>
        <table:table-row table:style-name="ro1">
          <table:table-cell office:value-type="string" calcext:value-type="string">
            <text:p>drl_only</text:p>
          </table:table-cell>
          <table:table-cell office:value-type="float" office:value="0.86" calcext:value-type="float">
            <text:p>0.86</text:p>
          </table:table-cell>
          <table:table-cell office:value-type="float" office:value="0.0566666666666667" calcext:value-type="float">
            <text:p>0.056666666666667</text:p>
          </table:table-cell>
          <table:table-cell table:formula="of:=1-[.B8]-[.C8]" office:value-type="float" office:value="0.0833333333333333" calcext:value-type="float">
            <text:p>0.083333333333333</text:p>
          </table:table-cell>
          <table:table-cell office:value-type="float" office:value="48.3546511627907" calcext:value-type="float">
            <text:p>48.3546511627907</text:p>
          </table:table-cell>
          <table:table-cell office:value-type="float" office:value="15.4188759689923" calcext:value-type="float">
            <text:p>15.4188759689923</text:p>
          </table:table-cell>
          <table:table-cell office:value-type="float" office:value="0.997349930227811" calcext:value-type="float">
            <text:p>0.997349930227811</text:p>
          </table:table-cell>
          <table:table-cell office:value-type="float" office:value="267.390357195504" calcext:value-type="float">
            <text:p>267.390357195504</text:p>
          </table:table-cell>
          <table:table-cell office:value-type="float" office:value="2.59720159130642" calcext:value-type="float">
            <text:p>2.59720159130642</text:p>
          </table:table-cell>
          <table:table-cell office:value-type="string" calcext:value-type="string">
            <text:p>[1.]</text:p>
          </table:table-cell>
        </table:table-row>
        <table:table-row table:style-name="ro1">
          <table:table-cell office:value-type="string" calcext:value-type="string">
            <text:p>teb_drl4_rule07_nn13_16+d_mixed_5M_2</text:p>
          </table:table-cell>
          <table:table-cell office:value-type="float" office:value="0.93" calcext:value-type="float">
            <text:p>0.93</text:p>
          </table:table-cell>
          <table:table-cell office:value-type="float" office:value="0.0633333333333333" calcext:value-type="float">
            <text:p>0.063333333333333</text:p>
          </table:table-cell>
          <table:table-cell table:formula="of:=1-[.B9]-[.C9]" office:value-type="float" office:value="0.00666666666666665" calcext:value-type="float">
            <text:p>0.006666666666667</text:p>
          </table:table-cell>
          <table:table-cell office:value-type="float" office:value="41.8924731182796" calcext:value-type="float">
            <text:p>41.8924731182796</text:p>
          </table:table-cell>
          <table:table-cell office:value-type="float" office:value="12.9058422939068" calcext:value-type="float">
            <text:p>12.9058422939068</text:p>
          </table:table-cell>
          <table:table-cell office:value-type="float" office:value="0.573655619099719" calcext:value-type="float">
            <text:p>0.573655619099719</text:p>
          </table:table-cell>
          <table:table-cell office:value-type="float" office:value="370.478635154976" calcext:value-type="float">
            <text:p>370.478635154976</text:p>
          </table:table-cell>
          <table:table-cell office:value-type="float" office:value="5.07288565374088" calcext:value-type="float">
            <text:p>5.07288565374088</text:p>
          </table:table-cell>
          <table:table-cell office:value-type="string" calcext:value-type="string">
            <text:p>[0.44519118 0.55480882]</text:p>
          </table:table-cell>
        </table:table-row>
        <table:table-row table:style-name="ro1">
          <table:table-cell office:value-type="string" calcext:value-type="string">
            <text:p>teb_drl4_rule06_nn7_fx3_10M</text:p>
          </table:table-cell>
          <table:table-cell office:value-type="float" office:value="0.876666666666667" calcext:value-type="float">
            <text:p>0.876666666666667</text:p>
          </table:table-cell>
          <table:table-cell office:value-type="float" office:value="0.0733333333333333" calcext:value-type="float">
            <text:p>0.073333333333333</text:p>
          </table:table-cell>
          <table:table-cell table:formula="of:=1-[.B10]-[.C10]" office:value-type="float" office:value="0.0499999999999997" calcext:value-type="float">
            <text:p>0.05</text:p>
          </table:table-cell>
          <table:table-cell office:value-type="float" office:value="44.5619771863118" calcext:value-type="float">
            <text:p>44.5619771863118</text:p>
          </table:table-cell>
          <table:table-cell office:value-type="float" office:value="13.928288973384" calcext:value-type="float">
            <text:p>13.928288973384</text:p>
          </table:table-cell>
          <table:table-cell office:value-type="float" office:value="0.778077786785545" calcext:value-type="float">
            <text:p>0.778077786785545</text:p>
          </table:table-cell>
          <table:table-cell office:value-type="float" office:value="341.87121041711" calcext:value-type="float">
            <text:p>341.87121041711</text:p>
          </table:table-cell>
          <table:table-cell office:value-type="float" office:value="3.05312897437752" calcext:value-type="float">
            <text:p>3.05312897437752</text:p>
          </table:table-cell>
          <table:table-cell office:value-type="string" calcext:value-type="string">
            <text:p>[0.83056968 0.16943032]</text:p>
          </table:table-cell>
        </table:table-row>
        <table:table-row table:style-name="ro1">
          <table:table-cell office:value-type="string" calcext:value-type="string">
            <text:p>teb_drl4_rule06_nn22_fx3_mixed_5M</text:p>
          </table:table-cell>
          <table:table-cell office:value-type="float" office:value="0.843333333333333" calcext:value-type="float">
            <text:p>0.843333333333333</text:p>
          </table:table-cell>
          <table:table-cell office:value-type="float" office:value="0.14" calcext:value-type="float">
            <text:p>0.14</text:p>
          </table:table-cell>
          <table:table-cell table:formula="of:=1-[.B11]-[.C11]" office:value-type="float" office:value="0.0166666666666669" calcext:value-type="float">
            <text:p>0.016666666666667</text:p>
          </table:table-cell>
          <table:table-cell office:value-type="float" office:value="38.9537549407115" calcext:value-type="float">
            <text:p>38.9537549407115</text:p>
          </table:table-cell>
          <table:table-cell office:value-type="float" office:value="11.9739920948617" calcext:value-type="float">
            <text:p>11.9739920948617</text:p>
          </table:table-cell>
          <table:table-cell office:value-type="float" office:value="0.854616457820996" calcext:value-type="float">
            <text:p>0.854616457820996</text:p>
          </table:table-cell>
          <table:table-cell office:value-type="float" office:value="372.455625554008" calcext:value-type="float">
            <text:p>372.455625554008</text:p>
          </table:table-cell>
          <table:table-cell office:value-type="float" office:value="5.13632018560978" calcext:value-type="float">
            <text:p>5.13632018560978</text:p>
          </table:table-cell>
          <table:table-cell office:value-type="string" calcext:value-type="string">
            <text:p>[0.42795579 0.57204421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4">00/00/0000</text:date>, <text:time style:data-style-name="N2" text:time-value="18:50:24.2608036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2-01-24T18:51:04.364405065</dc:date>
    <meta:editing-duration>PT1M21S</meta:editing-duration>
    <meta:editing-cycles>3</meta:editing-cycles>
    <meta:document-statistic meta:table-count="1" meta:cell-count="110" meta:object-count="0"/>
  </office:meta>
</office:document-meta>
</file>